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8.377cm" fo:min-width="18.296cm"/>
    </style:style>
    <style:style style:name="gr2" style:family="graphic" style:parent-style-name="standard">
      <style:graphic-properties svg:stroke-color="#2a6099" draw:fill-color="#ffffff" draw:textarea-horizontal-align="justify" draw:textarea-vertical-align="middle" draw:auto-grow-height="false" fo:min-height="1.782cm" fo:min-width="6.739cm"/>
    </style:style>
    <style:style style:name="gr3" style:family="graphic" style:parent-style-name="standard">
      <style:graphic-properties svg:stroke-color="#2a6099" draw:fill-color="#ffffff" draw:textarea-horizontal-align="justify" draw:textarea-vertical-align="middle" draw:auto-grow-height="false" fo:min-height="1.782cm" fo:min-width="6.801cm"/>
    </style:style>
    <style:style style:name="gr4" style:family="graphic" style:parent-style-name="standard">
      <style:graphic-properties svg:stroke-color="#00a933" draw:fill-color="#ffffff" draw:textarea-horizontal-align="justify" draw:textarea-vertical-align="middle" draw:auto-grow-height="false" fo:min-height="1.008cm" fo:min-width="1.656cm"/>
    </style:style>
    <style:style style:name="gr5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9.025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0000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svg:stroke-color="#ff8000" draw:fill-color="#ffffff" draw:textarea-horizontal-align="justify" draw:textarea-vertical-align="middle" draw:auto-grow-height="false" fo:min-height="2.163cm" fo:min-width="5.215cm"/>
    </style:style>
    <style:style style:name="gr10" style:family="graphic" style:parent-style-name="objectwithoutfill">
      <style:graphic-properties svg:stroke-color="#ff8000"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2a6099"/>
    </style:style>
    <style:style style:name="P4" style:family="paragraph">
      <loext:graphic-properties draw:fill-color="#ffffff"/>
      <style:paragraph-properties fo:text-align="center"/>
      <style:text-properties fo:color="#00a933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color="#ff8000"/>
    </style:style>
    <style:style style:name="T1" style:family="text">
      <style:text-properties fo:color="#2a6099"/>
    </style:style>
    <style:style style:name="T2" style:family="text">
      <style:text-properties fo:color="#00a933"/>
    </style:style>
    <style:style style:name="T3" style:family="text">
      <style:text-properties fo:color="#ff8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796cm" svg:height="8.627cm" svg:x="1.381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7.239cm" svg:height="2.032cm" svg:x="2.651cm" svg:y="7.269cm">
          <text:p text:style-name="P2"><text:span text:style-name="T1">Medi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239cm" svg:height="2.032cm" svg:x="8.112cm" svg:y="2.697cm">
          <text:p text:style-name="P2"><text:span text:style-name="T1">Orchest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7.301cm" svg:height="2.032cm" svg:x="12.241cm" svg:y="7.269cm">
          <text:p text:style-name="P2"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" draw:id="id1" draw:layer="layout" svg:width="3.048cm" svg:height="1.778cm" svg:x="2.143cm" svg:y="2.824cm">
          <text:p text:style-name="P2"><text:span text:style-name="T2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5.191cm" svg:y1="3.713cm" svg:x2="8.112cm" svg:y2="3.713cm" draw:start-shape="id1" draw:start-glue-point="10" draw:end-shape="id2" draw:end-glue-point="3" svg:d="M5191 3713h2921" svg:viewBox="0 0 2922 1">
          <text:p/>
        </draw:connector>
        <draw:connector draw:style-name="gr5" draw:text-style-name="P5" draw:layer="layout" svg:x1="11.731cm" svg:y1="4.729cm" svg:x2="6.27cm" svg:y2="7.269cm" draw:start-shape="id2" draw:start-glue-point="2" draw:end-shape="id3" draw:end-glue-point="0" svg:d="M11731 4729v1270h-5461v1270" svg:viewBox="0 0 5462 2541">
          <text:p/>
        </draw:connector>
        <draw:connector draw:style-name="gr5" draw:text-style-name="P5" draw:layer="layout" svg:x1="15.351cm" svg:y1="3.713cm" svg:x2="15.891cm" svg:y2="7.269cm" draw:start-shape="id2" draw:start-glue-point="1" draw:end-shape="id4" draw:end-glue-point="0" svg:d="M15351 3713h540v3556" svg:viewBox="0 0 541 3557">
          <text:p/>
        </draw:connector>
        <draw:custom-shape draw:style-name="gr6" draw:text-style-name="P1" xml:id="id5" draw:id="id5" draw:layer="layout" svg:width="9.525cm" svg:height="2.54cm" svg:x="1.508cm" svg:y="12.049cm">
          <text:p text:style-name="P2">External device / API /</text:p>
          <text:p text:style-name="P2">other plugin / whatever...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s" svg:x1="6.27cm" svg:y1="9.301cm" svg:x2="6.27cm" svg:y2="12.049cm" draw:start-shape="id3" draw:start-glue-point="2" draw:end-shape="id5" draw:end-glue-point="0" svg:d="M6270 9301v501 1746 501" svg:viewBox="0 0 1 2749">
          <text:p/>
        </draw:connector>
        <draw:connector draw:style-name="gr8" draw:text-style-name="P5" draw:layer="layout" draw:type="lines" svg:x1="12.241cm" svg:y1="8.285cm" svg:x2="9.89cm" svg:y2="8.285cm" draw:start-shape="id4" draw:start-glue-point="3" draw:end-shape="id3" draw:end-glue-point="1" svg:d="M12241 8285h-502-1349-500" svg:viewBox="0 0 2352 1">
          <text:p/>
        </draw:connector>
        <draw:custom-shape draw:style-name="gr9" draw:text-style-name="P6" xml:id="id6" draw:id="id6" draw:layer="layout" svg:width="5.715cm" svg:height="2.413cm" svg:x="13.065cm" svg:y="12.122cm">
          <text:p text:style-name="P2"><text:span text:style-name="T3">Client interface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s" svg:x1="15.891cm" svg:y1="9.301cm" svg:x2="15.922cm" svg:y2="12.122cm" draw:start-shape="id4" draw:start-glue-point="2" draw:end-shape="id6" draw:end-glue-point="0" svg:d="M15891 9301v501l31 1818v502" svg:viewBox="0 0 32 28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2.5.2$Windows_X86_64 LibreOffice_project/1ec314fa52f458adc18c4f025c545a4e8b22c159</meta:generator>
    <dc:date>2019-07-31T15:52:29.765000000</dc:date>
    <meta:editing-duration>PT37M7S</meta:editing-duration>
    <meta:editing-cycles>30</meta:editing-cycles>
    <meta:document-statistic meta:object-count="13"/>
  </office:meta>
</office:document-meta>
</file>